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  <style:text-properties style:font-name="맑은 고딕" style:font-name-asian="맑은 고딕1"/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1">
      <style:paragraph-properties fo:text-align="start" style:justify-single-word="false"/>
    </style:style>
    <style:style style:name="P11" style:family="paragraph" style:parent-style-name="List_20_Paragraph" style:list-style-name="WWNum22">
      <style:paragraph-properties fo:text-align="start" style:justify-single-word="false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0c1f6b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Wingdings" style:font-name-asian="Wingdings1" style:font-name-complex="Wingdings1"/>
    </style:style>
    <style:style style:name="T6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7" style:family="text">
      <style:text-properties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4">open cv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2</text:span><text:span text:style-name="T2">8</text:span><text:span text:style-name="T1">(화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영우글로벌러닝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3967614301" text:style-name="WWNum20">
              <text:list-item>
                <text:p text:style-name="P9"><text:span text:style-name="T1">1217 review</text:span></text:p>
              </text:list-item>
              <text:list-item>
                <text:p text:style-name="P9"><text:span text:style-name="T1">cv2.getTickFrequency() -&gt;<text:line-break/>return 시스템의 초당 틱 횟수</text:span></text:p>
              </text:list-item>
              <text:list-item>
                <text:p text:style-name="P9"><text:span text:style-name="T1">cv2.getPerfProfile() -&gt; retval, timings<text:line-break/>return 추론에 소요된 전체 틱 시간과 각 레이어에서 소요된 틱 시간</text:span></text:p>
              </text:list-item>
              <text:list-item>
                <text:p text:style-name="P9"><text:span text:style-name="T1">코끼리 동영상 실습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846543791" text:style-name="WWNum21">
              <text:list-item>
                <text:p text:style-name="P10"><text:span text:style-name="T1">shear(skew)<text:line-break/>벡터연산 기본값<text:line-break/>h, w = src.shape[:2]<text:line-break/>affine = np.array([[1, 0, 0],<text:line-break/> <text:s text:c="15"/>[0, 1, 0]], np.float32)<text:line-break/>dst = cv2.warpAffine(src, affine, w, h))<text:line-break/>affine 할당할 값을 바꿔주면 됨</text:span></text:p>
              </text:list-item>
              <text:list-item>
                <text:p text:style-name="P10"><text:span text:style-name="T1">np.indices((h, w), dtype = np.float32)<text:line-break/>각 차원에서 0부터 시작하여 1씩 증가시킨 배열 세트 return<text:line-break/>ex) 2차원 행렬이면 행에서 1씩 증가시킨 배열 하나, 열에서 1씩 증가시킨 배열 하나 total 2개 return<text:line-break/>map1 = map1 + 10 * np.sin(map2 / 32) # 사인파동 좀 넣기<text:line-break/>dst = cv2.remap(src, map1, map2, cv2.INTER_CUBIC, borderMode = cv2.BORDER_DEFAULT) # remapping하기</text:span></text:p>
              </text:list-item>
              <text:list-item>
                <text:p text:style-name="P10"><text:span text:style-name="T1">object tracking</text:span></text:p>
              </text:list-item>
            </text:list>
            <text:list xml:id="list3453287513" text:style-name="WWNum22">
              <text:list-item>
                <text:list>
                  <text:list-item>
                    <text:p text:style-name="P11"><text:span text:style-name="T1">cv2.connectedComponentsWithStats()<text:line-break/>retval : 객체 수 + 1 (배경 포함)<text:line-break/>labels : 객체에 번호가 지정된 레이블 맵<text:line-break/>stats : N행 5열, N은 객체 수 + 1, 각각의 행은 번호가 지정된 객체를 의미, 5열에는 x, y, width, height, area 있음 x, y 는 좌측 상단 좌표를 의미 area는 면적, 픽셀의 수<text:line-break/>centroids : N행 2열, 2열에는 x,y 무게 중심 좌표가 입력. 무게 중심 좌표는 </text:span><text:soft-page-break/><text:span text:style-name="T1">픽셀의 x 좌표를 다 더해서 갯수로 나눈 값 y좌표도 동일</text:span></text:p>
                  </text:list-item>
                  <text:list-item>
                    <text:p text:style-name="P11"><text:span text:style-name="T1">cv2.accumulateWeighted() </text:span><text:span text:style-name="T5"></text:span><text:span text:style-name="T1"> 배경차원에 가중치를 주기<text:line-break/>accumulateWeighted(src, dst, alpha[, mask]) -&gt; dst<text:line-break/>가만히 그자리에 있는 것들은 가중치(param = alpha값)를 받아서 배경이 변함<text:line-break/></text:span></text:p>
                  </text:list-item>
                </text:list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4</meta:editing-cycles>
    <meta:print-date>2013-04-03T01:01:00</meta:print-date>
    <meta:creation-date>2021-12-28T00:38:00</meta:creation-date>
    <dc:date>2022-01-23T12:10:36.553000000</dc:date>
    <meta:editing-duration>PT23H33M39S</meta:editing-duration>
    <meta:generator>Neat_Office/6.2.8.2$Windows_x86 LibreOffice_project/</meta:generator>
    <meta:document-statistic meta:table-count="1" meta:image-count="0" meta:object-count="0" meta:page-count="2" meta:paragraph-count="19" meta:word-count="425" meta:character-count="1135" meta:non-whitespace-character-count="915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